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c7e" officeooo:paragraph-rsid="0006dc7e"/>
    </style:style>
    <style:style style:name="P2" style:family="paragraph" style:parent-style-name="Standard" style:list-style-name="L1">
      <style:text-properties officeooo:rsid="0006dc7e" officeooo:paragraph-rsid="0006dc7e"/>
    </style:style>
    <style:style style:name="P3" style:family="paragraph" style:parent-style-name="Standard" style:list-style-name="L1">
      <style:text-properties officeooo:rsid="00050f4c" officeooo:paragraph-rsid="00050f4c"/>
    </style:style>
    <style:style style:name="P4" style:family="paragraph" style:parent-style-name="Standard" style:list-style-name="L1">
      <style:text-properties officeooo:rsid="00041ebe" officeooo:paragraph-rsid="00041ebe"/>
    </style:style>
    <style:style style:name="P5" style:family="paragraph" style:parent-style-name="Standard">
      <style:text-properties officeooo:rsid="00041ebe" officeooo:paragraph-rsid="00041ebe"/>
    </style:style>
    <style:style style:name="P6" style:family="paragraph" style:parent-style-name="Standard" style:list-style-name="L1">
      <style:text-properties officeooo:rsid="00041ebe" officeooo:paragraph-rsid="00041ebe" fo:background-color="#ffff00"/>
    </style:style>
    <style:style style:name="P7" style:family="paragraph" style:parent-style-name="Standard">
      <style:text-properties officeooo:rsid="0009cd55" officeooo:paragraph-rsid="0009cd5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63386"/>
    </style:style>
    <style:style style:name="T3" style:family="text">
      <style:text-properties officeooo:rsid="0009cd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00738336523645380" text:style-name="L1">
        <text:list-header>
          <text:p text:style-name="P2"><text:a xlink:type="simple" xlink:href="https://docs.google.com/document/d/1M0JrhPvrGoGCI8DPFujqHswcGIWNMIMPyX_O8Yh1UZ8/edit" text:style-name="Internet_20_link" text:visited-style-name="Visited_20_Internet_20_Link">https://docs.google.com/document/d/1M0JrhPvrGoGCI8DPFujqHswcGIWNMIMPyX_O8Yh1UZ8/edit</text:a>#</text:p>
        </text:list-header>
      </text:list>
      <text:p text:style-name="P1"/>
      <text:list xml:id="list164560060316440" text:continue-numbering="true" text:style-name="L1">
        <text:list-item>
          <text:p text:style-name="P3">Vorhandenen Code anschauen <text:s/>- - - - -<text:tab/><text:tab/><text:tab/><text:tab/><text:span text:style-name="T2">ok ?<text:line-break/><text:tab/></text:span></text:p>
        </text:list-item>
        <text:list-item>
          <text:p text:style-name="P4">module.info<text:tab/><text:tab/><text:tab/><text:tab/><text:tab/><text:tab/><text:tab/><text:tab/><text:tab/>…. </text:p>
        </text:list-item>
        <text:list-item>
          <text:p text:style-name="P4">module.config<text:tab/><text:tab/><text:tab/><text:tab/><text:tab/><text:tab/><text:tab/><text:tab/><text:tab/>… ….</text:p>
        </text:list-item>
        <text:list-item>
          <text:p text:style-name="P4">module.install</text:p>
        </text:list-item>
        <text:list-item>
          <text:p text:style-name="P4">module.module</text:p>
          <text:list>
            <text:list-item>
              <text:p text:style-name="P4">basic drush command <text:span text:style-name="T1">(arguments)</text:span></text:p>
            </text:list-item>
            <text:list-item>
              <text:p text:style-name="P4">callback function → <text:span text:style-name="T1">(arguments)</text:span></text:p>
            </text:list-item>
            <text:list-item>
              <text:p text:style-name="P4">→ ctrl</text:p>
              <text:list>
                <text:list-item>
                  <text:p text:style-name="P4">data-export</text:p>
                  <text:list>
                    <text:list-item>
                      <text:p text:style-name="P4">folder structure</text:p>
                    </text:list-item>
                  </text:list>
                </text:list-item>
                <text:list-item>
                  <text:p text:style-name="P4">data-import</text:p>
                  <text:list>
                    <text:list-item>
                      <text:p text:style-name="P4">foreach topic</text:p>
                      <text:list>
                        <text:list-item>
                          <text:p text:style-name="P6">find and combine data</text:p>
                        </text:list-item>
                        <text:list-item>
                          <text:p text:style-name="P4">foreach row</text:p>
                        </text:list-item>
                      </text:list>
                    </text:list-item>
                  </text:list>
                </text:list-item>
                <text:list-item>
                  <text:p text:style-name="P4">data-export</text:p>
                  <text:list>
                    <text:list-item>
                      <text:p text:style-name="P4">file</text:p>
                    </text:list-item>
                    <text:list-item>
                      <text:p text:style-name="P4">some good append mode php</text:p>
                    </text:list-item>
                    <text:list-item>
                      <text:p text:style-name="P4">foreach row put</text:p>
                    </text:list-item>
                  </text:list>
                </text:list-item>
              </text:list>
            </text:list-item>
          </text:list>
        </text:list-item>
      </text:list>
      <text:p text:style-name="P5"><text:tab/></text:p>
      <text:p text:style-name="P5"/>
      <text:h text:style-name="Heading_20_1" text:outline-level="1">„<text:span text:style-name="T3">redhen_contact“</text:span></text:h>
      <text:p text:style-name="P7">Array</text:p>
      <text:p text:style-name="P7">(</text:p>
      <text:p text:style-name="P7"><text:s text:c="4"/>[redhen_contact] =&gt; Array</text:p>
      <text:p text:style-name="P7"><text:s text:c="8"/>(</text:p>
      <text:p text:style-name="P7"><text:s text:c="12"/>[label] =&gt; Contact</text:p>
      <text:p text:style-name="P7"><text:s text:c="12"/>[plural label] =&gt; Contacts</text:p>
      <text:p text:style-name="P7"><text:s text:c="12"/>[controller class] =&gt; RedhenContactEntityController</text:p>
      <text:p text:style-name="P7"><text:s text:c="12"/>[metadata controller class] =&gt; RedhenContactMetadataController</text:p>
      <text:p text:style-name="P7"><text:s text:c="12"/>[rules controller class] =&gt; EntityDefaultRulesController</text:p>
      <text:p text:style-name="P7"><text:s text:c="12"/>[entity class] =&gt; \Drupal\campaignion\Contact</text:p>
      <text:p text:style-name="P7"><text:s text:c="12"/>[views controller class] =&gt; RedhenContactViewsController</text:p>
      <text:p text:style-name="P7"><text:s text:c="12"/>[inline entity form] =&gt; Array</text:p>
      <text:p text:style-name="P7"><text:s text:c="16"/>(</text:p>
      <text:p text:style-name="P7"><text:s text:c="20"/>[controller] =&gt; RedHenContactInlineEntityFormController</text:p>
      <text:p text:style-name="P7"><text:s text:c="16"/>)</text:p>
      <text:p text:style-name="P7"/>
      <text:p text:style-name="P7"><text:s text:c="12"/>[base table] =&gt; redhen_contact</text:p>
      <text:p text:style-name="P7"><text:s text:c="12"/>[revision table] =&gt; redhen_contact_revision</text:p>
      <text:p text:style-name="P7"><text:s text:c="12"/>[fieldable] =&gt; 1</text:p>
      <text:p text:style-name="P7"><text:s text:c="12"/>[entity keys] =&gt; Array</text:p>
      <text:p text:style-name="P7"><text:s text:c="16"/>(</text:p>
      <text:p text:style-name="P7"><text:s text:c="20"/>[id] =&gt; contact_id</text:p>
      <text:p text:style-name="P7"><text:s text:c="20"/>[revision] =&gt; revision_id</text:p>
      <text:p text:style-name="P7"><text:s text:c="20"/>[bundle] =&gt; type</text:p>
      <text:p text:style-name="P7"><text:s text:c="16"/>)</text:p>
      <text:p text:style-name="P7"><text:soft-page-break/></text:p>
      <text:p text:style-name="P7"><text:s text:c="12"/>[bundle keys] =&gt; Array</text:p>
      <text:p text:style-name="P7"><text:s text:c="16"/>(</text:p>
      <text:p text:style-name="P7"><text:s text:c="20"/>[bundle] =&gt; name</text:p>
      <text:p text:style-name="P7"><text:s text:c="16"/>)</text:p>
      <text:p text:style-name="P7"/>
      <text:p text:style-name="P7"><text:s text:c="12"/>[bundles] =&gt; Array</text:p>
      <text:p text:style-name="P7"><text:s text:c="16"/>(</text:p>
      <text:p text:style-name="P7"><text:s text:c="20"/>[contact] =&gt; Array</text:p>
      <text:p text:style-name="P7"><text:s text:c="24"/>(</text:p>
      <text:p text:style-name="P7"><text:s text:c="28"/>[label] =&gt; Contact</text:p>
      <text:p text:style-name="P7"><text:s text:c="28"/>[admin] =&gt; Array</text:p>
      <text:p text:style-name="P7"><text:s text:c="32"/>(</text:p>
      <text:p text:style-name="P7"><text:s text:c="36"/>[path] =&gt; admin/structure/redhen/contact_types/manage/%redhen_contact_type</text:p>
      <text:p text:style-name="P7"><text:s text:c="36"/>[real path] =&gt; admin/structure/redhen/contact_types/manage/contact</text:p>
      <text:p text:style-name="P7"><text:s text:c="36"/>[bundle argument] =&gt; 5</text:p>
      <text:p text:style-name="P7"><text:s text:c="36"/>[access arguments] =&gt; Array</text:p>
      <text:p text:style-name="P7"><text:s text:c="40"/>(</text:p>
      <text:p text:style-name="P7"><text:s text:c="44"/>[0] =&gt; administer redhen_contact types</text:p>
      <text:p text:style-name="P7"><text:s text:c="40"/>)</text:p>
      <text:p text:style-name="P7"/>
      <text:p text:style-name="P7"><text:s text:c="32"/>)</text:p>
      <text:p text:style-name="P7"/>
      <text:p text:style-name="P7"><text:s text:c="24"/>)</text:p>
      <text:p text:style-name="P7"/>
      <text:p text:style-name="P7"><text:s text:c="20"/>[email_protest_target] =&gt; Array</text:p>
      <text:p text:style-name="P7"><text:s text:c="24"/>(</text:p>
      <text:p text:style-name="P7"><text:s text:c="28"/>[label] =&gt; Email Protest Target</text:p>
      <text:p text:style-name="P7"><text:s text:c="28"/>[admin] =&gt; Array</text:p>
      <text:p text:style-name="P7"><text:s text:c="32"/>(</text:p>
      <text:p text:style-name="P7"><text:s text:c="36"/>[path] =&gt; admin/structure/redhen/contact_types/manage/%redhen_contact_type</text:p>
      <text:p text:style-name="P7"><text:s text:c="36"/>[real path] =&gt; admin/structure/redhen/contact_types/manage/email_protest_target</text:p>
      <text:p text:style-name="P7"><text:s text:c="36"/>[bundle argument] =&gt; 5</text:p>
      <text:p text:style-name="P7"><text:s text:c="36"/>[access arguments] =&gt; Array</text:p>
      <text:p text:style-name="P7"><text:s text:c="40"/>(</text:p>
      <text:p text:style-name="P7"><text:s text:c="44"/>[0] =&gt; administer redhen_contact types</text:p>
      <text:p text:style-name="P7"><text:s text:c="40"/>)</text:p>
      <text:p text:style-name="P7"/>
      <text:p text:style-name="P7"><text:s text:c="32"/>)</text:p>
      <text:p text:style-name="P7"/>
      <text:p text:style-name="P7"><text:s text:c="24"/>)</text:p>
      <text:p text:style-name="P7"/>
      <text:p text:style-name="P7"><text:s text:c="16"/>)</text:p>
      <text:p text:style-name="P7"/>
      <text:p text:style-name="P7"><text:s text:c="12"/>[view modes] =&gt; Array</text:p>
      <text:p text:style-name="P7"><text:s text:c="16"/>(</text:p>
      <text:p text:style-name="P7"><text:s text:c="20"/>[full] =&gt; Array</text:p>
      <text:p text:style-name="P7"><text:s text:c="24"/>(</text:p>
      <text:p text:style-name="P7"><text:s text:c="28"/>[label] =&gt; Full contact</text:p>
      <text:p text:style-name="P7"><text:soft-page-break/><text:s text:c="28"/>[custom settings] =&gt; </text:p>
      <text:p text:style-name="P7"><text:s text:c="24"/>)</text:p>
      <text:p text:style-name="P7"/>
      <text:p text:style-name="P7"><text:s text:c="20"/>[teaser] =&gt; Array</text:p>
      <text:p text:style-name="P7"><text:s text:c="24"/>(</text:p>
      <text:p text:style-name="P7"><text:s text:c="28"/>[label] =&gt; Teaser</text:p>
      <text:p text:style-name="P7"><text:s text:c="28"/>[custom settings] =&gt; 1</text:p>
      <text:p text:style-name="P7"><text:s text:c="24"/>)</text:p>
      <text:p text:style-name="P7"/>
      <text:p text:style-name="P7"><text:s text:c="20"/>[diff_standard] =&gt; Array</text:p>
      <text:p text:style-name="P7"><text:s text:c="24"/>(</text:p>
      <text:p text:style-name="P7"><text:s text:c="28"/>[label] =&gt; Revision comparison</text:p>
      <text:p text:style-name="P7"><text:s text:c="28"/>[custom settings] =&gt; </text:p>
      <text:p text:style-name="P7"><text:s text:c="24"/>)</text:p>
      <text:p text:style-name="P7"/>
      <text:p text:style-name="P7"><text:s text:c="20"/>[token] =&gt; Array</text:p>
      <text:p text:style-name="P7"><text:s text:c="24"/>(</text:p>
      <text:p text:style-name="P7"><text:s text:c="28"/>[label] =&gt; Tokens</text:p>
      <text:p text:style-name="P7"><text:s text:c="28"/>[custom settings] =&gt; </text:p>
      <text:p text:style-name="P7"><text:s text:c="24"/>)</text:p>
      <text:p text:style-name="P7"/>
      <text:p text:style-name="P7"><text:s text:c="16"/>)</text:p>
      <text:p text:style-name="P7"/>
      <text:p text:style-name="P7"><text:s text:c="12"/>[uri callback] =&gt; entity_class_uri</text:p>
      <text:p text:style-name="P7"><text:s text:c="12"/>[token type] =&gt; redhen_contact</text:p>
      <text:p text:style-name="P7"><text:s text:c="12"/>[module] =&gt; redhen_contact</text:p>
      <text:p text:style-name="P7"><text:s text:c="12"/>[label callback] =&gt; entity_class_label</text:p>
      <text:p text:style-name="P7"><text:s text:c="12"/>[access callback] =&gt; redhen_contact_access</text:p>
      <text:p text:style-name="P7"><text:s text:c="12"/>[static cache] =&gt; 1</text:p>
      <text:p text:style-name="P7"><text:s text:c="12"/>[field cache] =&gt; 1</text:p>
      <text:p text:style-name="P7"><text:s text:c="12"/>[load hook] =&gt; redhen_contact_load</text:p>
      <text:p text:style-name="P7"><text:s text:c="12"/>[translation] =&gt; Array</text:p>
      <text:p text:style-name="P7"><text:s text:c="16"/>(</text:p>
      <text:p text:style-name="P7"><text:s text:c="16"/>)</text:p>
      <text:p text:style-name="P7"/>
      <text:p text:style-name="P7"><text:s text:c="12"/>[base table field types] =&gt; Array</text:p>
      <text:p text:style-name="P7"><text:s text:c="16"/>(</text:p>
      <text:p text:style-name="P7"><text:s text:c="20"/>[contact_id] =&gt; serial</text:p>
      <text:p text:style-name="P7"><text:s text:c="20"/>[revision_id] =&gt; int</text:p>
      <text:p text:style-name="P7"><text:s text:c="20"/>[type] =&gt; varchar</text:p>
      <text:p text:style-name="P7"><text:s text:c="20"/>[first_name] =&gt; varchar</text:p>
      <text:p text:style-name="P7"><text:s text:c="20"/>[middle_name] =&gt; varchar</text:p>
      <text:p text:style-name="P7"><text:s text:c="20"/>[last_name] =&gt; varchar</text:p>
      <text:p text:style-name="P7"><text:s text:c="20"/>[author_uid] =&gt; int</text:p>
      <text:p text:style-name="P7"><text:s text:c="20"/>[redhen_state] =&gt; int</text:p>
      <text:p text:style-name="P7"><text:s text:c="20"/>[created] =&gt; int</text:p>
      <text:p text:style-name="P7"><text:s text:c="20"/>[updated] =&gt; int</text:p>
      <text:p text:style-name="P7"><text:s text:c="16"/>)</text:p>
      <text:p text:style-name="P7"/>
      <text:p text:style-name="P7"><text:s text:c="12"/>[schema_fields_sql] =&gt; Array</text:p>
      <text:p text:style-name="P7"><text:s text:c="16"/>(</text:p>
      <text:p text:style-name="P7"><text:s text:c="20"/>[base table] =&gt; Array</text:p>
      <text:p text:style-name="P7"><text:soft-page-break/><text:s text:c="24"/>(</text:p>
      <text:p text:style-name="P7"><text:s text:c="28"/>[0] =&gt; contact_id</text:p>
      <text:p text:style-name="P7"><text:s text:c="28"/>[1] =&gt; revision_id</text:p>
      <text:p text:style-name="P7"><text:s text:c="28"/>[2] =&gt; type</text:p>
      <text:p text:style-name="P7"><text:s text:c="28"/>[3] =&gt; first_name</text:p>
      <text:p text:style-name="P7"><text:s text:c="28"/>[4] =&gt; middle_name</text:p>
      <text:p text:style-name="P7"><text:s text:c="28"/>[5] =&gt; last_name</text:p>
      <text:p text:style-name="P7"><text:s text:c="28"/>[6] =&gt; author_uid</text:p>
      <text:p text:style-name="P7"><text:s text:c="28"/>[7] =&gt; redhen_state</text:p>
      <text:p text:style-name="P7"><text:s text:c="28"/>[8] =&gt; created</text:p>
      <text:p text:style-name="P7"><text:s text:c="28"/>[9] =&gt; updated</text:p>
      <text:p text:style-name="P7"><text:s text:c="24"/>)</text:p>
      <text:p text:style-name="P7"/>
      <text:p text:style-name="P7"><text:s text:c="20"/>[revision table] =&gt; Array</text:p>
      <text:p text:style-name="P7"><text:s text:c="24"/>(</text:p>
      <text:p text:style-name="P7"><text:s text:c="28"/>[0] =&gt; contact_id</text:p>
      <text:p text:style-name="P7"><text:s text:c="28"/>[1] =&gt; revision_id</text:p>
      <text:p text:style-name="P7"><text:s text:c="28"/>[2] =&gt; author_uid</text:p>
      <text:p text:style-name="P7"><text:s text:c="28"/>[3] =&gt; first_name</text:p>
      <text:p text:style-name="P7"><text:s text:c="28"/>[4] =&gt; middle_name</text:p>
      <text:p text:style-name="P7"><text:s text:c="28"/>[5] =&gt; last_name</text:p>
      <text:p text:style-name="P7"><text:s text:c="28"/>[6] =&gt; redhen_state</text:p>
      <text:p text:style-name="P7"><text:s text:c="28"/>[7] =&gt; log</text:p>
      <text:p text:style-name="P7"><text:s text:c="28"/>[8] =&gt; updated</text:p>
      <text:p text:style-name="P7"><text:s text:c="24"/>)</text:p>
      <text:p text:style-name="P7"/>
      <text:p text:style-name="P7"><text:s text:c="16"/>)</text:p>
      <text:p text:style-name="P7"/>
      <text:p text:style-name="P7"><text:s text:c="12"/>[configuration] =&gt; </text:p>
      <text:p text:style-name="P7"><text:s text:c="12"/>[drush] =&gt; Array</text:p>
      <text:p text:style-name="P7"><text:s text:c="16"/>(</text:p>
      <text:p text:style-name="P7"><text:s text:c="20"/>[defaults] =&gt; Array</text:p>
      <text:p text:style-name="P7"><text:s text:c="24"/>(</text:p>
      <text:p text:style-name="P7"><text:s text:c="24"/>)</text:p>
      <text:p text:style-name="P7"/>
      <text:p text:style-name="P7"><text:s text:c="20"/>[count] =&gt; 104</text:p>
      <text:p text:style-name="P7"><text:s text:c="16"/>)</text:p>
      <text:p text:style-name="P7"/>
      <text:p text:style-name="P7"><text:s text:c="8"/>)</text:p>
      <text:p text:style-name="P7"/>
      <text:p text:style-name="P7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8:48:03.164984300</meta:creation-date>
    <dc:date>2018-03-22T16:45:59.642500870</dc:date>
    <meta:editing-duration>PT4H48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165" meta:word-count="445" meta:character-count="6084" meta:non-whitespace-character-count="2685"/>
  </office:meta>
</office:document-meta>
</file>